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enderAddress" style:master-page-name="MP0" style:family="paragraph">
      <style:paragraph-properties fo:break-before="page"/>
    </style:style>
    <style:style style:name="P2" style:parent-style-name="Closing" style:family="paragraph">
      <style:paragraph-properties fo:margin-bottom="0.25in"/>
    </style:style>
    <style:style style:name="P3" style:parent-style-name="Closing" style:family="paragraph">
      <style:paragraph-properties fo:margin-bottom="0in"/>
    </style:style>
  </office:automatic-styles>
  <office:body>
    <office:text text:use-soft-page-breaks="true">
      <text:p text:style-name="P1">Team 5- Hugo Miley, Rustam Kulpeisov, Oisin Dolphin, David Weitbrecht.</text:p>
      <text:p text:style-name="SenderAddress">Wright Business Consultants Ltd.,</text:p>
      <text:p text:style-name="SenderAddress">Lincoln,</text:p>
      <text:p text:style-name="Date">21 – October - 2014</text:p>
      <text:p text:style-name="RecipientAddress">Mr.<text:s/>Henry Packenham,</text:p>
      <text:p text:style-name="RecipientAddress">Warehouse Manager,</text:p>
      <text:p text:style-name="RecipientAddress">Power Printing Limited,</text:p>
      <text:p text:style-name="RecipientAddress">Cenchester.</text:p>
      <text:p text:style-name="Salutation">Dear Mr.<text:s/>Packenham,</text:p>
      <text:p text:style-name="BodyText">Thank you for the previous information you provided us with regarding renting a warehouse. <text:s/>We have preliminary<text:s/>information regarding the space required for storing the books. <text:s/>At, this current time we estimate that<text:s/>80 meters squared would be adequate space for storage.<text:s text:c="2"/>Please bear in mind that this is a preliminary figure and could change as we<text:s/>are still in the process of acquiring complete information.<text:s text:c="2"/>It has also come to our attention that one or possibly two forklift drivers and two forklifts would be required to handle this volume of books. <text:s/>Do you know the cost associated with<text:s/>employing the drivers and the cost of either purchasing or renting two forklifts. <text:s/>Finally, if the renting option is chosen, a security guard will be necessary, could you please provide us with this cost if you have the relevant information.</text:p>
      <text:p text:style-name="BodyText">Once again we appreciate your cooperation and look forward to meeting you in the coming weeks.</text:p>
      <text:p text:style-name="BodyText"/>
      <text:p text:style-name="BodyText"/>
      <text:p text:style-name="BodyText"/>
      <text:p text:style-name="P2">Yours sincerely,</text:p>
      <text:p text:style-name="SenderAddress">_____________________________________________________________</text:p>
      <text:p text:style-name="SenderAddress">Team 5-Hugo Miley, Rustam Kulpeisov, Oisin Dolphin, David Weitbrecht</text:p>
      <text:p text:style-name="P3">Wright Business Consultants Ltd.</text:p>
      <text:p text:style-name="Signature">Lincol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enderAddress" style:display-name="Sender Address" style:family="paragraph" style:parent-style-name="Normal">
      <style:paragraph-properties style:vertical-align="baseline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Date" style:display-name="Date" style:family="paragraph" style:parent-style-name="Normal" style:next-style-name="Normal">
      <style:paragraph-properties style:vertical-align="baseline" fo:margin-bottom="0.3333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DateChar" style:display-name="Date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RecipientAddress" style:display-name="Recipient Address" style:family="paragraph" style:parent-style-name="Normal">
      <style:paragraph-properties style:vertical-align="baseline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Salutation" style:display-name="Salutation" style:family="paragraph" style:parent-style-name="Normal" style:next-style-name="Normal">
      <style:paragraph-properties style:vertical-align="baseline" fo:margin-top="0.3333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SalutationChar" style:display-name="Salutation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Closing" style:display-name="Closing" style:family="paragraph" style:parent-style-name="Normal">
      <style:paragraph-properties style:vertical-align="baseline" fo:margin-bottom="0.6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ClosingChar" style:display-name="Closing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Signature" style:display-name="Signature" style:family="paragraph" style:parent-style-name="Normal">
      <style:paragraph-properties style:vertical-align="baseline"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SignatureChar" style:display-name="Signature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BodyText" style:display-name="Body Text" style:family="paragraph" style:parent-style-name="Normal">
      <style:paragraph-properties style:vertical-align="baseline"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vid Weitbrecht</meta:initial-creator>
    <dc:creator>David Weitbrecht</dc:creator>
    <meta:creation-date>2014-11-20T20:57:00Z</meta:creation-date>
    <dc:date>2014-11-20T21:19:00Z</dc:date>
    <meta:template xlink:href="Normal" xlink:type="simple"/>
    <meta:editing-cycles>1</meta:editing-cycles>
    <meta:editing-duration>PT1200S</meta:editing-duration>
    <meta:document-statistic meta:page-count="1" meta:paragraph-count="2" meta:word-count="201" meta:character-count="1350" meta:row-count="9" meta:non-whitespace-character-count="1151"/>
  </office:meta>
</office:document-meta>
</file>